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H_BLANK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H_BLAN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_BLAN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_SHAD_N_N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_SHAD_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_SHAD_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_SHAD_N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H_SHAD_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_SHAD_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H_SHAD_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_SHAD_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H_SHAD_N_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_SHAD_N_NW_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H_SHAD_N_NE_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_SHAD_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H_SHAD_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_SHAD_N_NW_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H_SHAD_N_NE_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_BLANK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_BLANK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_SHAD_W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H_SHAD_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H_BLANK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H_BLAN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_BLAN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_SHAD_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_SHAD_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_SHAD_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_SHAD_S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H_SHAD_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_SHAD_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H_SHAD_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_SHAD_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H_SHAD_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_SHAD_S_SW_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H_SHAD_S_SE_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_SHAD_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H_SHAD_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_SHAD_S_SW_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H_SHAD_S_SE_E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20:48:13.9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6T21:07:14.977000000</meta:creation-date>
    <dc:date>2021-01-25T21:41:55.650000000</dc:date>
    <meta:editing-duration>PT1H24M18S</meta:editing-duration>
    <meta:editing-cycles>3</meta:editing-cycles>
    <meta:generator>LibreOffice/6.4.5.2$Windows_X86_64 LibreOffice_project/a726b36747cf2001e06b58ad5db1aa3a9a1872d6</meta:generator>
    <meta:document-statistic meta:table-count="1" meta:cell-count="170" meta:object-count="0"/>
  </office:meta>
</office:document-meta>
</file>